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MathJax_AMS" svg:font-family="MathJax_AM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729fcf" draw:opacity="31%" draw:textarea-horizontal-align="justify" draw:textarea-vertical-align="middle" draw:auto-grow-height="false" fo:min-height="9.226cm" fo:min-width="2.47cm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729fcf" draw:opacity="31%" draw:textarea-horizontal-align="justify" draw:textarea-vertical-align="middle" draw:auto-grow-height="false" fo:min-height="9.146cm" fo:min-width="2.39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7cm" fo:min-width="1.3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0.17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0.09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64cm" fo:min-width="0.086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5cm" fo:min-width="0.6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87cm" fo:min-width="0.5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7cm" fo:min-width="1.22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15" style:family="graphic" style:parent-style-name="standard">
      <style:graphic-properties svg:stroke-color="#ffaa95" draw:fill-color="#ffaa95" draw:opacity="34%" draw:textarea-horizontal-align="justify" draw:textarea-vertical-align="middle" draw:auto-grow-height="false" fo:min-height="1.094cm" fo:min-width="7.632cm"/>
    </style:style>
    <style:style style:name="P1" style:family="paragraph">
      <loext:graphic-properties draw:fill="solid" draw:fill-color="#729fcf" draw:opacity="31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-color="#ffaa95" draw:opacity="34%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4" style:family="text">
      <style:text-properties style:font-name="MathJax_AMS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13.4cm" svg:x="2.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9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2cm" svg:height="13.4cm" svg:x="6.7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5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2cm" svg:height="13.4cm" svg:x="24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6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3cm" svg:y1="8.3cm" svg:x2="16.7cm" svg:y2="8.3cm">
          <text:p/>
        </draw:line>
        <draw:custom-shape draw:style-name="gr5" draw:text-style-name="P4" draw:layer="layout" svg:width="1.9cm" svg:height="1.8cm" svg:x="14cm" svg:y="3.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8cm" svg:y1="4.7cm" svg:x2="14cm" svg:y2="4.7cm">
          <text:p/>
        </draw:line>
        <draw:line draw:style-name="gr4" draw:text-style-name="P3" draw:layer="layout" svg:x1="8.6cm" svg:y1="14.5cm" svg:x2="14cm" svg:y2="14.5cm">
          <text:p/>
        </draw:line>
        <draw:custom-shape draw:style-name="gr2" draw:text-style-name="P2" draw:layer="layout" svg:width="0.6cm" svg:height="0.6cm" svg:x="12.6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2.602cm" svg:y="1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6cm" svg:x="12.6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12.603cm" svg:y="1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9cm" svg:y1="14.2cm" svg:x2="12.9cm" svg:y2="18cm">
          <text:p/>
        </draw:line>
        <draw:line draw:style-name="gr4" draw:text-style-name="P3" draw:layer="layout" svg:x1="12.9cm" svg:y1="4.4cm" svg:x2="12.9cm" svg:y2="8.2cm">
          <text:p/>
        </draw:line>
        <draw:custom-shape draw:style-name="gr8" draw:text-style-name="P4" draw:layer="layout" svg:width="0.998cm" svg:height="1.493cm" draw:transform="rotate (-1.56486220733812) translate (15.694cm 4.202cm)">
          <text:p/>
          <draw:enhanced-geometry svg:viewBox="0 0 21600 21600" draw:glue-points="10800 0 0 10800 10800 21600 18000 10800" draw:text-areas="3600 0 18000 21600" draw:mirror-horizontal="false" draw:type="flowchart-stored-data" draw:enhanced-path="M 3600 21600 X 0 10800 3600 0 L 21600 0 X 18000 10800 21600 21600 Z N"/>
        </draw:custom-shape>
        <draw:line draw:style-name="gr9" draw:text-style-name="P3" draw:layer="layout" svg:x1="14.6cm" svg:y1="5.1cm" svg:x2="14.5cm" svg:y2="4.3cm">
          <text:p/>
        </draw:line>
        <draw:custom-shape draw:style-name="gr5" draw:text-style-name="P4" draw:layer="layout" svg:width="1.9cm" svg:height="1.8cm" svg:x="14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98cm" svg:height="1.493cm" draw:transform="rotate (-1.56486220733812) translate (15.694cm 14.002cm)">
          <text:p/>
          <draw:enhanced-geometry svg:viewBox="0 0 21600 21600" draw:glue-points="10800 0 0 10800 10800 21600 18000 10800" draw:text-areas="3600 0 18000 21600" draw:mirror-horizontal="false" draw:type="flowchart-stored-data" draw:enhanced-path="M 3600 21600 X 0 10800 3600 0 L 21600 0 X 18000 10800 21600 21600 Z N"/>
        </draw:custom-shape>
        <draw:line draw:style-name="gr9" draw:text-style-name="P3" draw:layer="layout" svg:x1="14.6cm" svg:y1="14.9cm" svg:x2="14.5cm" svg:y2="14.1cm">
          <text:p/>
        </draw:line>
        <draw:custom-shape draw:style-name="gr10" draw:text-style-name="P4" draw:layer="layout" svg:width="2.2cm" svg:height="2.4cm" svg:x="16.7cm" svg:y="7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7" draw:layer="layout" svg:width="1.052cm" svg:height="1.352cm" svg:x="17.3cm" svg:y="7.638cm">
          <draw:text-box>
            <text:p text:style-name="P6"><text:span text:style-name="T1">?</text:span></text:p>
          </draw:text-box>
        </draw:frame>
        <draw:line draw:style-name="gr4" draw:text-style-name="P3" draw:layer="layout" svg:x1="4.301cm" svg:y1="18.101cm" svg:x2="16.701cm" svg:y2="18.101cm">
          <text:p/>
        </draw:line>
        <draw:custom-shape draw:style-name="gr12" draw:text-style-name="P4" draw:layer="layout" svg:width="2.2cm" svg:height="2.4cm" svg:x="16.701cm" svg:y="16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7" draw:layer="layout" svg:width="1.052cm" svg:height="1.352cm" svg:x="17.301cm" svg:y="17.439cm">
          <draw:text-box>
            <text:p text:style-name="P6"><text:span text:style-name="T1">?</text:span></text:p>
          </draw:text-box>
        </draw:frame>
        <draw:line draw:style-name="gr4" draw:text-style-name="P3" draw:layer="layout" svg:x1="15.9cm" svg:y1="4.6cm" svg:x2="17.9cm" svg:y2="4.6cm">
          <text:p/>
        </draw:line>
        <draw:line draw:style-name="gr4" draw:text-style-name="P3" draw:layer="layout" svg:x1="15.9cm" svg:y1="4.8cm" svg:x2="17.7cm" svg:y2="4.8cm">
          <text:p/>
        </draw:line>
        <draw:line draw:style-name="gr4" draw:text-style-name="P3" draw:layer="layout" svg:x1="17.9cm" svg:y1="4.6cm" svg:x2="17.9cm" svg:y2="6.8cm">
          <text:p/>
        </draw:line>
        <draw:line draw:style-name="gr4" draw:text-style-name="P3" draw:layer="layout" svg:x1="17.7cm" svg:y1="4.8cm" svg:x2="17.7cm" svg:y2="6.8cm">
          <text:p/>
        </draw:line>
        <draw:line draw:style-name="gr4" draw:text-style-name="P3" draw:layer="layout" svg:x1="17.8cm" svg:y1="7.1cm" svg:x2="18.2cm" svg:y2="6.4cm">
          <text:p/>
        </draw:line>
        <draw:line draw:style-name="gr4" draw:text-style-name="P3" draw:layer="layout" svg:x1="17.4cm" svg:y1="6.4cm" svg:x2="17.8cm" svg:y2="7.1cm">
          <text:p/>
        </draw:line>
        <draw:line draw:style-name="gr4" draw:text-style-name="P3" draw:layer="layout" svg:x1="15.9cm" svg:y1="14.4cm" svg:x2="17.9cm" svg:y2="14.4cm">
          <text:p/>
        </draw:line>
        <draw:line draw:style-name="gr4" draw:text-style-name="P3" draw:layer="layout" svg:x1="15.9cm" svg:y1="14.6cm" svg:x2="17.7cm" svg:y2="14.6cm">
          <text:p/>
        </draw:line>
        <draw:line draw:style-name="gr4" draw:text-style-name="P3" draw:layer="layout" svg:x1="17.9cm" svg:y1="14.4cm" svg:x2="17.9cm" svg:y2="16.6cm">
          <text:p/>
        </draw:line>
        <draw:line draw:style-name="gr4" draw:text-style-name="P3" draw:layer="layout" svg:x1="17.7cm" svg:y1="14.6cm" svg:x2="17.7cm" svg:y2="16.6cm">
          <text:p/>
        </draw:line>
        <draw:line draw:style-name="gr4" draw:text-style-name="P3" draw:layer="layout" svg:x1="17.8cm" svg:y1="16.9cm" svg:x2="18.2cm" svg:y2="16.2cm">
          <text:p/>
        </draw:line>
        <draw:line draw:style-name="gr4" draw:text-style-name="P3" draw:layer="layout" svg:x1="17.4cm" svg:y1="16.2cm" svg:x2="17.8cm" svg:y2="16.9cm">
          <text:p/>
        </draw:line>
        <draw:path draw:style-name="gr4" draw:text-style-name="P3" draw:layer="layout" svg:width="7.56cm" svg:height="3.568cm" draw:transform="skewX (-0.135088484104361) rotate (-1.13062428944193) translate (18.3000000000129cm 8.89999999999162cm)" svg:viewBox="0 0 7561 3569" svg:d="M0 0c4928 0 7561 3569 7561 3569">
          <text:p/>
        </draw:path>
        <draw:custom-shape draw:style-name="gr13" draw:text-style-name="P4" draw:layer="layout" svg:width="1.8cm" svg:height="1.8cm" svg:x="21cm" svg:y="7.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213cm" svg:height="1.352cm" svg:x="21.3cm" svg:y="7.638cm">
          <draw:text-box>
            <text:p text:style-name="P6"><text:span text:style-name="T1">H</text:span></text:p>
          </draw:text-box>
        </draw:frame>
        <draw:custom-shape draw:style-name="gr13" draw:text-style-name="P4" draw:layer="layout" svg:width="1.8cm" svg:height="1.8cm" svg:x="21cm" svg:y="17.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213cm" svg:height="1.352cm" svg:x="21.3cm" svg:y="17.438cm">
          <draw:text-box>
            <text:p text:style-name="P6"><text:span text:style-name="T1">H</text:span></text:p>
          </draw:text-box>
        </draw:frame>
        <draw:line draw:style-name="gr4" draw:text-style-name="P3" draw:layer="layout" svg:x1="18.9cm" svg:y1="8.3cm" svg:x2="21cm" svg:y2="8.3cm">
          <text:p/>
        </draw:line>
        <draw:line draw:style-name="gr4" draw:text-style-name="P3" draw:layer="layout" svg:x1="18.9cm" svg:y1="18.1cm" svg:x2="21cm" svg:y2="18.1cm">
          <text:p/>
        </draw:line>
        <draw:line draw:style-name="gr4" draw:text-style-name="P3" draw:layer="layout" svg:x1="22.8cm" svg:y1="18.1cm" svg:x2="26.2cm" svg:y2="18.1cm">
          <text:p/>
        </draw:line>
        <draw:line draw:style-name="gr4" draw:text-style-name="P3" draw:layer="layout" svg:x1="22.8cm" svg:y1="8.3cm" svg:x2="26.2cm" svg:y2="8.3cm">
          <text:p/>
        </draw:line>
        <draw:frame draw:style-name="gr14" draw:text-style-name="P9" draw:layer="layout" svg:width="2.7cm" svg:height="2.139cm" svg:x="3.3cm" svg:y="4.8cm">
          <draw:text-box>
            <text:p text:style-name="P8"><text:span text:style-name="T2">|</text:span><text:span text:style-name="T3">ψ</text:span><text:span text:style-name="T4">〉</text:span></text:p>
          </draw:text-box>
        </draw:frame>
        <draw:frame draw:style-name="gr14" draw:text-style-name="P9" draw:layer="layout" svg:width="2.7cm" svg:height="2.139cm" svg:x="8.2cm" svg:y="1.361cm">
          <draw:text-box>
            <text:p text:style-name="P8"><text:span text:style-name="T2">|</text:span><text:span text:style-name="T3">ψ</text:span><text:span text:style-name="T4">〉</text:span></text:p>
          </draw:text-box>
        </draw:frame>
        <draw:frame draw:style-name="gr14" draw:text-style-name="P9" draw:layer="layout" svg:width="2.7cm" svg:height="2.139cm" svg:x="2.7cm" svg:y="8.461cm">
          <draw:text-box>
            <text:p text:style-name="P8">1</text:p>
          </draw:text-box>
        </draw:frame>
        <draw:frame draw:style-name="gr14" draw:text-style-name="P9" draw:layer="layout" svg:width="2.7cm" svg:height="2.139cm" svg:x="4.1cm" svg:y="16.661cm">
          <draw:text-box>
            <text:p text:style-name="P8">2</text:p>
          </draw:text-box>
        </draw:frame>
        <draw:frame draw:style-name="gr14" draw:text-style-name="P9" draw:layer="layout" svg:width="2.7cm" svg:height="2.139cm" svg:x="7.5cm" svg:y="4.961cm">
          <draw:text-box>
            <text:p text:style-name="P8">3</text:p>
          </draw:text-box>
        </draw:frame>
        <draw:frame draw:style-name="gr14" draw:text-style-name="P9" draw:layer="layout" svg:width="2.7cm" svg:height="2.139cm" svg:x="8.7cm" svg:y="13.161cm">
          <draw:text-box>
            <text:p text:style-name="P8">4</text:p>
          </draw:text-box>
        </draw:frame>
        <draw:custom-shape draw:style-name="gr15" draw:text-style-name="P10" draw:layer="layout" svg:width="11.5cm" svg:height="1.9cm" draw:transform="rotate (0.634427183099939) translate (1.4cm 9.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2.7cm" svg:height="2.139cm" svg:x="11.3cm" svg:y="2.161cm">
          <draw:text-box>
            <text:p text:style-name="P8">Alice</text:p>
          </draw:text-box>
        </draw:frame>
        <draw:custom-shape draw:style-name="gr15" draw:text-style-name="P10" draw:layer="layout" svg:width="11.5cm" svg:height="1.9cm" draw:transform="rotate (0.634427183099939) translate (1.401cm 18.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2.7cm" svg:height="2.139cm" svg:x="11.3cm" svg:y="11.761cm">
          <draw:text-box>
            <text:p text:style-name="P8">Bob</text:p>
          </draw:text-box>
        </draw:frame>
        <draw:frame draw:style-name="gr14" draw:text-style-name="P9" draw:layer="layout" svg:width="2.7cm" svg:height="2.139cm" svg:x="18cm" svg:y="5.261cm">
          <draw:text-box>
            <text:p text:style-name="P8">0</text:p>
          </draw:text-box>
        </draw:frame>
        <draw:frame draw:style-name="gr14" draw:text-style-name="P9" draw:layer="layout" svg:width="2.7cm" svg:height="2.139cm" svg:x="18cm" svg:y="15.062cm">
          <draw:text-box>
            <text:p text:style-name="P8">0</text:p>
          </draw:text-box>
        </draw:frame>
        <draw:frame draw:style-name="gr14" draw:text-style-name="P9" draw:layer="layout" svg:width="2.7cm" svg:height="2.139cm" svg:x="26.4cm" svg:y="4.961cm">
          <draw:text-box>
            <text:p text:style-name="P8"><text:span text:style-name="T2">|</text:span><text:span text:style-name="T3">ψ’</text:span><text:span text:style-name="T4">〉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MathJax_AMS" svg:font-family="MathJax_AM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05:52:35.995153257</meta:creation-date>
    <dc:date>2022-01-05T06:23:17.921898676</dc:date>
    <meta:editing-duration>PT7M28S</meta:editing-duration>
    <meta:editing-cycles>3</meta:editing-cycles>
    <meta:generator>LibreOffice/6.4.7.2$Linux_X86_64 LibreOffice_project/40$Build-2</meta:generator>
    <meta:document-statistic meta:object-count="63"/>
  </office:meta>
</office:document-meta>
</file>